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text-properties officeooo:paragraph-rsid="00167d66"/>
    </style:style>
    <style:style style:name="T1" style:family="text">
      <style:text-properties fo:font-weight="bold" style:font-weight-asian="bold" style:font-weight-complex="bold"/>
    </style:style>
    <style:style style:name="T2" style:family="text">
      <style:text-properties fo:font-variant="normal" fo:text-transform="none"/>
    </style:style>
    <style:style style:name="T3" style:family="text">
      <style:text-properties fo:font-variant="normal" fo:text-transform="none" style:text-position="0% 100%"/>
    </style:style>
    <style:style style:name="T4" style:family="text">
      <style:text-properties fo:font-variant="normal" fo:text-transform="none" style:text-position="0% 100%" fo:font-style="normal"/>
    </style:style>
    <style:style style:name="T5" style:family="text">
      <style:text-properties fo:font-variant="normal" fo:text-transform="none" style:text-position="0% 100%" fo:font-style="normal" style:text-underline-style="none"/>
    </style:style>
    <style:style style:name="T6" style:family="text">
      <style:text-properties fo:font-variant="normal" fo:text-transform="none" style:text-position="0% 100%" fo:font-style="normal" style:text-underline-style="none" fo:font-weight="normal"/>
    </style:style>
    <style:style style:name="T7" style:family="text">
      <style:text-properties fo:font-style="italic" style:font-style-asian="italic"/>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ncrete frameworks to support PBL</text:p>
      <text:h text:style-name="Heading_20_2" text:outline-level="2"><text:bookmark-start text:name="overview-of-a-possible-paper-content"/>Overview of a possible paper content<text:bookmark-end text:name="overview-of-a-possible-paper-content"/></text:h>
      <text:h text:style-name="Heading_20_2" text:outline-level="2"><text:bookmark-start text:name="context"/>Context<text:bookmark-end text:name="context"/></text:h>
      <text:p text:style-name="First_20_paragraph">Service learning at higher education in the UK</text:p>
      <text:h text:style-name="Heading_20_3" text:outline-level="3"><text:bookmark-start text:name="goals-building-student-agency-and-relevant-skills"/>Goals: building student agency and relevant skills<text:bookmark-end text:name="goals-building-student-agency-and-relevant-skills"/></text:h>
      <text:p text:style-name="First_20_paragraph">What is agency and how can student and other partners build it.</text:p>
      <text:h text:style-name="Heading_20_3" text:outline-level="3"><text:bookmark-start text:name="process-what-is-the-role-of-scaffolding-and-dangers-in-project-based-learning-in-general"/>Process: What is the role of scaffolding (and dangers) in project based learning in general<text:bookmark-end text:name="process-what-is-the-role-of-scaffolding-and-dangers-in-project-based-learning-in-general"/></text:h>
      <text:h text:style-name="Heading_20_4" text:outline-level="4"><text:bookmark-start text:name="exploration-of-existing-frameworks-for-scaffolding"/>Exploration of existing frameworks for scaffolding<text:bookmark-end text:name="exploration-of-existing-frameworks-for-scaffolding"/></text:h>
      <text:p text:style-name="First_20_paragraph">A key challenge to project based learning is finding appropriate conceptual and practical frameworks to scaffold specific working practices <text:reference-mark-start text:name="ZOTERO_ITEM CSL_CITATION {&quot;citationID&quot;:&quot;kuuxfith&quot;,&quot;properties&quot;:{&quot;formattedCitation&quot;:&quot;(Barron et al., 1998)&quot;,&quot;plainCitation&quot;:&quot;(Barron et al., 1998)&quot;,&quot;noteIndex&quot;:0},&quot;citationItems&quot;:[{&quot;id&quot;:1721,&quot;uris&quot;:[&quot;http://zotero.org/users/1913249/items/4ZRWM3KG&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prefix&quot;:&quot;&quot;,&quot;suffix&quot;:&quot;&quot;}],&quot;schema&quot;:&quot;https://github.com/citation-style-language/schema/raw/master/csl-citation.json&quot;} RNDWqioVGndat"/>(Barron et al., 1998)<text:reference-mark-end text:name="ZOTERO_ITEM CSL_CITATION {&quot;citationID&quot;:&quot;kuuxfith&quot;,&quot;properties&quot;:{&quot;formattedCitation&quot;:&quot;(Barron et al., 1998)&quot;,&quot;plainCitation&quot;:&quot;(Barron et al., 1998)&quot;,&quot;noteIndex&quot;:0},&quot;citationItems&quot;:[{&quot;id&quot;:1721,&quot;uris&quot;:[&quot;http://zotero.org/users/1913249/items/4ZRWM3KG&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prefix&quot;:&quot;&quot;,&quot;suffix&quot;:&quot;&quot;}],&quot;schema&quot;:&quot;https://github.com/citation-style-language/schema/raw/master/csl-citation.json&quot;} RNDWqioVGndat"/>.</text:p>
      <text:p text:style-name="Text_20_body">Newman et al <text:reference-mark-start text:name="ZOTERO_ITEM CSL_CITATION {&quot;citationID&quot;:&quot;pagduekd&quot;,&quot;properties&quot;:{&quot;formattedCitation&quot;:&quot;(Newman et al., 1989)&quot;,&quot;plainCitation&quot;:&quot;(Newman et al., 1989)&quot;,&quot;noteIndex&quot;:0},&quot;citationItems&quot;:[{&quot;id&quot;:1001,&quot;uris&quot;:[&quot;http://zotero.org/users/1913249/items/PTEUMGNV&quot;,[&quot;http://zotero.org/users/1913249/items/PTEUMGNV&quot;]],&quot;itemData&quot;:{&quot;id&quot;:1001,&quot;type&quot;:&quot;book&quot;,&quot;call-number&quot;:&quot;LB1060 .N49 1989&quot;,&quot;collection-title&quot;:&quot;Learning in doing : social, cognitive, and computational perspectives&quot;,&quot;event-place&quot;:&quot;Cambridge [England] ; New York&quot;,&quot;ISBN&quot;:&quot;978-0-521-36266-5&quot;,&quot;number-of-pages&quot;:&quot;169&quot;,&quot;publisher&quot;:&quot;Cambridge University Press&quot;,&quot;publisher-place&quot;:&quot;Cambridge [England] ; New York&quot;,&quot;source&quot;:&quot;Library of Congress ISBN&quot;,&quot;title&quot;:&quot;The construction zone: working for cognitive change in school&quot;,&quot;title-short&quot;:&quot;The construction zone&quot;,&quot;author&quot;:[{&quot;family&quot;:&quot;Newman&quot;,&quot;given&quot;:&quot;Denis&quot;},{&quot;family&quot;:&quot;Griffin&quot;,&quot;given&quot;:&quot;Peg&quot;},{&quot;family&quot;:&quot;Cole&quot;,&quot;given&quot;:&quot;Michael&quot;}],&quot;issued&quot;:{&quot;date-parts&quot;:[[&quot;1989&quot;]]},&quot;citation-key&quot;:&quot;newman_construction_1989&quot;},&quot;prefix&quot;:&quot;&quot;,&quot;suffix&quot;:&quot;&quot;}],&quot;schema&quot;:&quot;https://github.com/citation-style-language/schema/raw/master/csl-citation.json&quot;} RNDSuSi3f180s"/>(Newman et al., 1989)<text:reference-mark-end text:name="ZOTERO_ITEM CSL_CITATION {&quot;citationID&quot;:&quot;pagduekd&quot;,&quot;properties&quot;:{&quot;formattedCitation&quot;:&quot;(Newman et al., 1989)&quot;,&quot;plainCitation&quot;:&quot;(Newman et al., 1989)&quot;,&quot;noteIndex&quot;:0},&quot;citationItems&quot;:[{&quot;id&quot;:1001,&quot;uris&quot;:[&quot;http://zotero.org/users/1913249/items/PTEUMGNV&quot;,[&quot;http://zotero.org/users/1913249/items/PTEUMGNV&quot;]],&quot;itemData&quot;:{&quot;id&quot;:1001,&quot;type&quot;:&quot;book&quot;,&quot;call-number&quot;:&quot;LB1060 .N49 1989&quot;,&quot;collection-title&quot;:&quot;Learning in doing : social, cognitive, and computational perspectives&quot;,&quot;event-place&quot;:&quot;Cambridge [England] ; New York&quot;,&quot;ISBN&quot;:&quot;978-0-521-36266-5&quot;,&quot;number-of-pages&quot;:&quot;169&quot;,&quot;publisher&quot;:&quot;Cambridge University Press&quot;,&quot;publisher-place&quot;:&quot;Cambridge [England] ; New York&quot;,&quot;source&quot;:&quot;Library of Congress ISBN&quot;,&quot;title&quot;:&quot;The construction zone: working for cognitive change in school&quot;,&quot;title-short&quot;:&quot;The construction zone&quot;,&quot;author&quot;:[{&quot;family&quot;:&quot;Newman&quot;,&quot;given&quot;:&quot;Denis&quot;},{&quot;family&quot;:&quot;Griffin&quot;,&quot;given&quot;:&quot;Peg&quot;},{&quot;family&quot;:&quot;Cole&quot;,&quot;given&quot;:&quot;Michael&quot;}],&quot;issued&quot;:{&quot;date-parts&quot;:[[&quot;1989&quot;]]},&quot;citation-key&quot;:&quot;newman_construction_1989&quot;},&quot;prefix&quot;:&quot;&quot;,&quot;suffix&quot;:&quot;&quot;}],&quot;schema&quot;:&quot;https://github.com/citation-style-language/schema/raw/master/csl-citation.json&quot;} RNDSuSi3f180s"/> outline three key types of scaffolding are available to support PBL: those related to process; support related to coaching; reflective frameworks.</text:p>
      <text:p text:style-name="P3">Analysis of the resources of organisations which promote PBL feature the following variety of frameworks to support a broader process: - Reflective frameworks aligned with the work of reflective practices<text:reference-mark-start text:name="ZOTERO_ITEM CSL_CITATION {&quot;citationID&quot;:&quot;zhunukxh&quot;,&quot;properties&quot;:{&quot;formattedCitation&quot;:&quot;(Gibbs and Unit, 1988; Sch\\uc0\\u246{}n, 2017 )&quot;,&quot;plainCitation&quot;:&quot;(Gibbs and Unit, 1988; Schön, 2017 )&quot;,&quot;noteIndex&quot;:0},&quot;citationItems&quot;:[{&quot;id&quot;:9303,&quot;uris&quot;:[&quot;http://zotero.org/users/1913249/items/53YGK9JZ&quot;,[&quot;http://zotero.org/users/1913249/items/53YGK9JZ&quot;]],&quot;itemData&quot;:{&quot;id&quot;:9303,&quot;type&quot;:&quot;book&quot;,&quot;abstract&quot;:&quot;This guide is written to be used as a resource rather than as a book to be read right through. Section 2 provides an explanation of experiential learning theory and the experiential learning cycle. It offers a way of structuring and sequencing learning to improve the effectiveness of learning from experience. Section 3 describes the ways in which individuals differ in their preferred learning styles and in the way they handle their experiences. It explains some of the implications of experiential learning styles. Section 4 describes a wide range of teaching and learning methods which implement each of the stages of experiential learning and which take learners round the experiential learning cycle. Section 5 contains case studies of the use of experiential learning theory in course design and of the way experiential learning sessions are run. Section 6 contains exercises and materials to support staff development workshops designed to introduce teachers and trainers to experiential learning. Contents: 1. Introduction 2. Experiential learning theory 3. Learning styles 4. Practical methods to implement the experiential learning cycle 5. Case studies of the application of experiential learning methods 6. Learning to use experiential methods SCED: The Standing Conference on Educational Development.&quot;,&quot;ISBN&quot;:&quot;978-1-85338-071-6&quot;,&quot;language&quot;:&quot;en&quot;,&quot;note&quot;:&quot;Google-Books-ID: z2CxAAAACAAJ&quot;,&quot;number-of-pages&quot;:&quot;129&quot;,&quot;publisher&quot;:&quot;FEU&quot;,&quot;source&quot;:&quot;Google Books&quot;,&quot;title&quot;:&quot;Learning by Doing: A Guide to Teaching and Learning Methods&quot;,&quot;title-short&quot;:&quot;Learning by Doing&quot;,&quot;author&quot;:[{&quot;family&quot;:&quot;Gibbs&quot;,&quot;given&quot;:&quot;Graham&quot;},{&quot;family&quot;:&quot;Unit&quot;,&quot;given&quot;:&quot;Great Britain Further Education&quot;}],&quot;issued&quot;:{&quot;date-parts&quot;:[[&quot;1988&quot;]]},&quot;citation-key&quot;:&quot;gibbs_learning_1988&quot;},&quot;prefix&quot;:&quot;&quot;,&quot;suffix&quot;:&quot;&quot;},{&quot;id&quot;:9305,&quot;uris&quot;:[&quot;http://zotero.org/users/1913249/items/9AHLASSR&quot;,[&quot;http://zotero.org/users/1913249/items/9AHLASSR&quot;]],&quot;itemData&quot;:{&quot;id&quot;:9305,&quot;type&quot;:&quot;book&quot;,&quot;abstract&quot;:&quot;A leading M.I.T. social scientist and consultant examines five professions - engineering, architecture, management, psychotherapy, and town planning - to show how professionals really go about solving problems.  The best professionals, Donald SchÃ¶n maintains, know more than they can put into words.  To meet the challenges of their work, they rely less on formulas learned in graduate school than on the kind of improvisation learned in practice.  This unarticulated, largely unexamined process is the subject of SchÃ¶n's provocatively original book, an effort to show precisely how 'reflection-in-action' works and how this vital creativity might be fostered in future professionals.&quot;,&quot;event-place&quot;:&quot;London&quot;,&quot;ISBN&quot;:&quot;978-1-315-23747-3&quot;,&quot;note&quot;:&quot;DOI: 10.4324/9781315237473&quot;,&quot;number-of-pages&quot;:&quot;384&quot;,&quot;publisher&quot;:&quot;Routledge&quot;,&quot;publisher-place&quot;:&quot;London&quot;,&quot;title&quot;:&quot;The Reflective Practitioner: How Professionals Think in Action&quot;,&quot;title-short&quot;:&quot;The Reflective Practitioner&quot;,&quot;author&quot;:[{&quot;family&quot;:&quot;Schön&quot;,&quot;given&quot;:&quot;Donald A.&quot;}],&quot;issued&quot;:{&quot;date-parts&quot;:[[&quot;2017&quot;,1,5]]},&quot;citation-key&quot;:&quot;schon_reflective_2017&quot;},&quot;prefix&quot;:&quot;&quot;,&quot;suffix&quot;:&quot; &quot;}],&quot;schema&quot;:&quot;https://github.com/citation-style-language/schema/raw/master/csl-citation.json&quot;} RNDNiRDdToALp"/><text:span text:style-name="T6">(Gibbs and Unit, 1988; Schön, 2017 )</text:span><text:reference-mark-end text:name="ZOTERO_ITEM CSL_CITATION {&quot;citationID&quot;:&quot;zhunukxh&quot;,&quot;properties&quot;:{&quot;formattedCitation&quot;:&quot;(Gibbs and Unit, 1988; Sch\\uc0\\u246{}n, 2017 )&quot;,&quot;plainCitation&quot;:&quot;(Gibbs and Unit, 1988; Schön, 2017 )&quot;,&quot;noteIndex&quot;:0},&quot;citationItems&quot;:[{&quot;id&quot;:9303,&quot;uris&quot;:[&quot;http://zotero.org/users/1913249/items/53YGK9JZ&quot;,[&quot;http://zotero.org/users/1913249/items/53YGK9JZ&quot;]],&quot;itemData&quot;:{&quot;id&quot;:9303,&quot;type&quot;:&quot;book&quot;,&quot;abstract&quot;:&quot;This guide is written to be used as a resource rather than as a book to be read right through. Section 2 provides an explanation of experiential learning theory and the experiential learning cycle. It offers a way of structuring and sequencing learning to improve the effectiveness of learning from experience. Section 3 describes the ways in which individuals differ in their preferred learning styles and in the way they handle their experiences. It explains some of the implications of experiential learning styles. Section 4 describes a wide range of teaching and learning methods which implement each of the stages of experiential learning and which take learners round the experiential learning cycle. Section 5 contains case studies of the use of experiential learning theory in course design and of the way experiential learning sessions are run. Section 6 contains exercises and materials to support staff development workshops designed to introduce teachers and trainers to experiential learning. Contents: 1. Introduction 2. Experiential learning theory 3. Learning styles 4. Practical methods to implement the experiential learning cycle 5. Case studies of the application of experiential learning methods 6. Learning to use experiential methods SCED: The Standing Conference on Educational Development.&quot;,&quot;ISBN&quot;:&quot;978-1-85338-071-6&quot;,&quot;language&quot;:&quot;en&quot;,&quot;note&quot;:&quot;Google-Books-ID: z2CxAAAACAAJ&quot;,&quot;number-of-pages&quot;:&quot;129&quot;,&quot;publisher&quot;:&quot;FEU&quot;,&quot;source&quot;:&quot;Google Books&quot;,&quot;title&quot;:&quot;Learning by Doing: A Guide to Teaching and Learning Methods&quot;,&quot;title-short&quot;:&quot;Learning by Doing&quot;,&quot;author&quot;:[{&quot;family&quot;:&quot;Gibbs&quot;,&quot;given&quot;:&quot;Graham&quot;},{&quot;family&quot;:&quot;Unit&quot;,&quot;given&quot;:&quot;Great Britain Further Education&quot;}],&quot;issued&quot;:{&quot;date-parts&quot;:[[&quot;1988&quot;]]},&quot;citation-key&quot;:&quot;gibbs_learning_1988&quot;},&quot;prefix&quot;:&quot;&quot;,&quot;suffix&quot;:&quot;&quot;},{&quot;id&quot;:9305,&quot;uris&quot;:[&quot;http://zotero.org/users/1913249/items/9AHLASSR&quot;,[&quot;http://zotero.org/users/1913249/items/9AHLASSR&quot;]],&quot;itemData&quot;:{&quot;id&quot;:9305,&quot;type&quot;:&quot;book&quot;,&quot;abstract&quot;:&quot;A leading M.I.T. social scientist and consultant examines five professions - engineering, architecture, management, psychotherapy, and town planning - to show how professionals really go about solving problems.  The best professionals, Donald SchÃ¶n maintains, know more than they can put into words.  To meet the challenges of their work, they rely less on formulas learned in graduate school than on the kind of improvisation learned in practice.  This unarticulated, largely unexamined process is the subject of SchÃ¶n's provocatively original book, an effort to show precisely how 'reflection-in-action' works and how this vital creativity might be fostered in future professionals.&quot;,&quot;event-place&quot;:&quot;London&quot;,&quot;ISBN&quot;:&quot;978-1-315-23747-3&quot;,&quot;note&quot;:&quot;DOI: 10.4324/9781315237473&quot;,&quot;number-of-pages&quot;:&quot;384&quot;,&quot;publisher&quot;:&quot;Routledge&quot;,&quot;publisher-place&quot;:&quot;London&quot;,&quot;title&quot;:&quot;The Reflective Practitioner: How Professionals Think in Action&quot;,&quot;title-short&quot;:&quot;The Reflective Practitioner&quot;,&quot;author&quot;:[{&quot;family&quot;:&quot;Schön&quot;,&quot;given&quot;:&quot;Donald A.&quot;}],&quot;issued&quot;:{&quot;date-parts&quot;:[[&quot;2017&quot;,1,5]]},&quot;citation-key&quot;:&quot;schon_reflective_2017&quot;},&quot;prefix&quot;:&quot;&quot;,&quot;suffix&quot;:&quot; &quot;}],&quot;schema&quot;:&quot;https://github.com/citation-style-language/schema/raw/master/csl-citation.json&quot;} RNDNiRDdToALp"/>. - Design thinking process-based frameworks <text:reference-mark-start text:name="ZOTERO_ITEM CSL_CITATION {&quot;citationID&quot;:&quot;jbalbgzx&quot;,&quot;properties&quot;:{&quot;formattedCitation&quot;:&quot;(Brown and others, 2008; Luka, 2019)&quot;,&quot;plainCitation&quot;:&quot;(Brown and others, 2008; Luka, 2019)&quot;,&quot;noteIndex&quot;:0},&quot;citationItems&quot;:[{&quot;id&quot;:9306,&quot;uris&quot;:[&quot;http://zotero.org/users/1913249/items/DLB2QIDX&quot;,[&quot;http://zotero.org/users/1913249/items/DLB2QIDX&quot;]],&quot;itemData&quot;:{&quot;id&quot;:9306,&quot;type&quot;:&quot;article-journal&quot;,&quot;abstract&quot;:&quot;New learning approaches are now required to meet changing needs and develop appropriate skills and capabilities, often addressed as 21st century skills. In the last decade, design thinking has gained in popularity in higher education. This article describes the design thinking approach, its principles and models, various design thinking tools and their application in pedagogy. It presents the findings of an international study evaluating the creation and implementation of a culture-based blended-learning course for adult learners who are developing their 21st century skills by applying innovative teaching/learning methodologies, such as case studies, webquests and design thinking tools. Two hundred and twenty-seven learners participated in the course and responded to a questionnaire to evaluate the learning platform, the English course developed, the teaching/learning methodologies applied and the development of their 21st century skills applying innovative learning tools. The findings highlight the benefits of the design thinking approach to skills development and point to the impact of the course content and layout and certain design thinking tools applied in developing 21st century skills.&quot;,&quot;container-title&quot;:&quot;European Journal of Education&quot;,&quot;DOI&quot;:&quot;10.1111/ejed.12367&quot;,&quot;ISSN&quot;:&quot;1465-3435&quot;,&quot;issue&quot;:&quot;4&quot;,&quot;language&quot;:&quot;en&quot;,&quot;note&quot;:&quot;_eprint: https://onlinelibrary.wiley.com/doi/pdf/10.1111/ejed.12367&quot;,&quot;page&quot;:&quot;499-512&quot;,&quot;source&quot;:&quot;Wiley Online Library&quot;,&quot;title&quot;:&quot;Design thinking in pedagogy: Frameworks and uses&quot;,&quot;title-short&quot;:&quot;Design thinking in pedagogy&quot;,&quot;URL&quot;:&quot;https://onlinelibrary.wiley.com/doi/abs/10.1111/ejed.12367&quot;,&quot;volume&quot;:&quot;54&quot;,&quot;author&quot;:[{&quot;family&quot;:&quot;Luka&quot;,&quot;given&quot;:&quot;Ineta&quot;}],&quot;accessed&quot;:{&quot;date-parts&quot;:[[&quot;2024&quot;,2,27]]},&quot;issued&quot;:{&quot;date-parts&quot;:[[&quot;2019&quot;]]},&quot;citation-key&quot;:&quot;luka_design_2019&quot;},&quot;prefix&quot;:&quot;&quot;,&quot;suffix&quot;:&quot;&quot;},{&quot;id&quot;:9312,&quot;uris&quot;:[&quot;http://zotero.org/users/1913249/items/QSLRVR7Y&quot;,[&quot;http://zotero.org/users/1913249/items/QSLRVR7Y&quot;]],&quot;itemData&quot;:{&quot;id&quot;:9312,&quot;type&quot;:&quot;article-journal&quot;,&quot;container-title&quot;:&quot;Harvard business review&quot;,&quot;issue&quot;:&quot;6&quot;,&quot;note&quot;:&quot;Citation Key: brown2008design&quot;,&quot;page&quot;:&quot;84&quot;,&quot;title&quot;:&quot;Design thinking&quot;,&quot;volume&quot;:&quot;86&quot;,&quot;author&quot;:[{&quot;family&quot;:&quot;Brown&quot;,&quot;given&quot;:&quot;Tim&quot;},{&quot;literal&quot;:&quot;others&quot;}],&quot;issued&quot;:{&quot;date-parts&quot;:[[&quot;2008&quot;]]},&quot;citation-key&quot;:&quot;brown2008design&quot;},&quot;prefix&quot;:&quot;&quot;,&quot;suffix&quot;:&quot;&quot;}],&quot;schema&quot;:&quot;https://github.com/citation-style-language/schema/raw/master/csl-citation.json&quot;} RND2BXroqmyvJ"/>(Brown and others, 2008; Luka, 2019)<text:reference-mark-end text:name="ZOTERO_ITEM CSL_CITATION {&quot;citationID&quot;:&quot;jbalbgzx&quot;,&quot;properties&quot;:{&quot;formattedCitation&quot;:&quot;(Brown and others, 2008; Luka, 2019)&quot;,&quot;plainCitation&quot;:&quot;(Brown and others, 2008; Luka, 2019)&quot;,&quot;noteIndex&quot;:0},&quot;citationItems&quot;:[{&quot;id&quot;:9306,&quot;uris&quot;:[&quot;http://zotero.org/users/1913249/items/DLB2QIDX&quot;,[&quot;http://zotero.org/users/1913249/items/DLB2QIDX&quot;]],&quot;itemData&quot;:{&quot;id&quot;:9306,&quot;type&quot;:&quot;article-journal&quot;,&quot;abstract&quot;:&quot;New learning approaches are now required to meet changing needs and develop appropriate skills and capabilities, often addressed as 21st century skills. In the last decade, design thinking has gained in popularity in higher education. This article describes the design thinking approach, its principles and models, various design thinking tools and their application in pedagogy. It presents the findings of an international study evaluating the creation and implementation of a culture-based blended-learning course for adult learners who are developing their 21st century skills by applying innovative teaching/learning methodologies, such as case studies, webquests and design thinking tools. Two hundred and twenty-seven learners participated in the course and responded to a questionnaire to evaluate the learning platform, the English course developed, the teaching/learning methodologies applied and the development of their 21st century skills applying innovative learning tools. The findings highlight the benefits of the design thinking approach to skills development and point to the impact of the course content and layout and certain design thinking tools applied in developing 21st century skills.&quot;,&quot;container-title&quot;:&quot;European Journal of Education&quot;,&quot;DOI&quot;:&quot;10.1111/ejed.12367&quot;,&quot;ISSN&quot;:&quot;1465-3435&quot;,&quot;issue&quot;:&quot;4&quot;,&quot;language&quot;:&quot;en&quot;,&quot;note&quot;:&quot;_eprint: https://onlinelibrary.wiley.com/doi/pdf/10.1111/ejed.12367&quot;,&quot;page&quot;:&quot;499-512&quot;,&quot;source&quot;:&quot;Wiley Online Library&quot;,&quot;title&quot;:&quot;Design thinking in pedagogy: Frameworks and uses&quot;,&quot;title-short&quot;:&quot;Design thinking in pedagogy&quot;,&quot;URL&quot;:&quot;https://onlinelibrary.wiley.com/doi/abs/10.1111/ejed.12367&quot;,&quot;volume&quot;:&quot;54&quot;,&quot;author&quot;:[{&quot;family&quot;:&quot;Luka&quot;,&quot;given&quot;:&quot;Ineta&quot;}],&quot;accessed&quot;:{&quot;date-parts&quot;:[[&quot;2024&quot;,2,27]]},&quot;issued&quot;:{&quot;date-parts&quot;:[[&quot;2019&quot;]]},&quot;citation-key&quot;:&quot;luka_design_2019&quot;},&quot;prefix&quot;:&quot;&quot;,&quot;suffix&quot;:&quot;&quot;},{&quot;id&quot;:9312,&quot;uris&quot;:[&quot;http://zotero.org/users/1913249/items/QSLRVR7Y&quot;,[&quot;http://zotero.org/users/1913249/items/QSLRVR7Y&quot;]],&quot;itemData&quot;:{&quot;id&quot;:9312,&quot;type&quot;:&quot;article-journal&quot;,&quot;container-title&quot;:&quot;Harvard business review&quot;,&quot;issue&quot;:&quot;6&quot;,&quot;note&quot;:&quot;Citation Key: brown2008design&quot;,&quot;page&quot;:&quot;84&quot;,&quot;title&quot;:&quot;Design thinking&quot;,&quot;volume&quot;:&quot;86&quot;,&quot;author&quot;:[{&quot;family&quot;:&quot;Brown&quot;,&quot;given&quot;:&quot;Tim&quot;},{&quot;literal&quot;:&quot;others&quot;}],&quot;issued&quot;:{&quot;date-parts&quot;:[[&quot;2008&quot;]]},&quot;citation-key&quot;:&quot;brown2008design&quot;},&quot;prefix&quot;:&quot;&quot;,&quot;suffix&quot;:&quot;&quot;}],&quot;schema&quot;:&quot;https://github.com/citation-style-language/schema/raw/master/csl-citation.json&quot;} RND2BXroqmyvJ"/> - Competency based frameworks. E.g. 21st Century skills, and broad conceptions of graduate attributes [(<text:span text:style-name="T1">luka_design_2019?</text:span>);]</text:p>
      <text:h text:style-name="Heading_20_3" text:outline-level="3"><text:bookmark-start text:name="the-challenge-of-contexts"/>The challenge of contexts<text:bookmark-end text:name="the-challenge-of-contexts"/></text:h>
      <text:p text:style-name="First_20_paragraph">The frameworks listed above are widely used across different context, and thus by their nature, suffer from being too general to support context specific learning. A socio cultural approach to education values the process of a community based approach to learning experiences <text:reference-mark-start text:name="ZOTERO_ITEM CSL_CITATION {&quot;citationID&quot;:&quot;elwvifxj&quot;,&quot;properties&quot;:{&quot;formattedCitation&quot;:&quot;(Lave and Wenger, 1991; Wenger, 2008)&quot;,&quot;plainCitation&quot;:&quot;(Lave and Wenger, 1991; Wenger, 2008)&quot;,&quot;noteIndex&quot;:0},&quot;citationItems&quot;:[{&quot;id&quot;:2423,&quot;uris&quot;:[&quot;http://zotero.org/users/1913249/items/RTN9BLRE&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uffix&quot;:&quot;&quot;},{&quot;id&quot;:3772,&quot;uris&quot;:[&quot;http://zotero.org/users/1913249/items/38RJXL38&quot;,[&quot;http://zotero.org/users/1913249/items/38RJXL38&quot;]],&quot;itemData&quot;:{&quot;id&quot;:3772,&quot;type&quot;:&quot;book&quot;,&quot;collection-title&quot;:&quot;Learning in doing : social, cognitive, and computational perspectives&quot;,&quot;edition&quot;:&quot;16th pr&quot;,&quot;event-place&quot;:&quot;Cambridge&quot;,&quot;ISBN&quot;:&quot;978-0-521-66363-2&quot;,&quot;language&quot;:&quot;eng&quot;,&quot;number-of-pages&quot;:&quot;318&quot;,&quot;publisher&quot;:&quot;Cambridge Univ. Press&quot;,&quot;publisher-place&quot;:&quot;Cambridge&quot;,&quot;source&quot;:&quot;Gemeinsamer Bibliotheksverbund ISBN&quot;,&quot;title&quot;:&quot;Communities of practice: learning, meaning, and identity&quot;,&quot;title-short&quot;:&quot;Communities of practice&quot;,&quot;author&quot;:[{&quot;family&quot;:&quot;Wenger&quot;,&quot;given&quot;:&quot;Etienne&quot;}],&quot;issued&quot;:{&quot;date-parts&quot;:[[&quot;2008&quot;]]},&quot;citation-key&quot;:&quot;wenger_communities_2008&quot;},&quot;prefix&quot;:&quot;&quot;,&quot;suffix&quot;:&quot;&quot;}],&quot;schema&quot;:&quot;https://github.com/citation-style-language/schema/raw/master/csl-citation.json&quot;} RNDze6LJUNDNq"/>(Lave and Wenger, 1991; Wenger, 2008)<text:reference-mark-end text:name="ZOTERO_ITEM CSL_CITATION {&quot;citationID&quot;:&quot;elwvifxj&quot;,&quot;properties&quot;:{&quot;formattedCitation&quot;:&quot;(Lave and Wenger, 1991; Wenger, 2008)&quot;,&quot;plainCitation&quot;:&quot;(Lave and Wenger, 1991; Wenger, 2008)&quot;,&quot;noteIndex&quot;:0},&quot;citationItems&quot;:[{&quot;id&quot;:2423,&quot;uris&quot;:[&quot;http://zotero.org/users/1913249/items/RTN9BLRE&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uffix&quot;:&quot;&quot;},{&quot;id&quot;:3772,&quot;uris&quot;:[&quot;http://zotero.org/users/1913249/items/38RJXL38&quot;,[&quot;http://zotero.org/users/1913249/items/38RJXL38&quot;]],&quot;itemData&quot;:{&quot;id&quot;:3772,&quot;type&quot;:&quot;book&quot;,&quot;collection-title&quot;:&quot;Learning in doing : social, cognitive, and computational perspectives&quot;,&quot;edition&quot;:&quot;16th pr&quot;,&quot;event-place&quot;:&quot;Cambridge&quot;,&quot;ISBN&quot;:&quot;978-0-521-66363-2&quot;,&quot;language&quot;:&quot;eng&quot;,&quot;number-of-pages&quot;:&quot;318&quot;,&quot;publisher&quot;:&quot;Cambridge Univ. Press&quot;,&quot;publisher-place&quot;:&quot;Cambridge&quot;,&quot;source&quot;:&quot;Gemeinsamer Bibliotheksverbund ISBN&quot;,&quot;title&quot;:&quot;Communities of practice: learning, meaning, and identity&quot;,&quot;title-short&quot;:&quot;Communities of practice&quot;,&quot;author&quot;:[{&quot;family&quot;:&quot;Wenger&quot;,&quot;given&quot;:&quot;Etienne&quot;}],&quot;issued&quot;:{&quot;date-parts&quot;:[[&quot;2008&quot;]]},&quot;citation-key&quot;:&quot;wenger_communities_2008&quot;},&quot;prefix&quot;:&quot;&quot;,&quot;suffix&quot;:&quot;&quot;}],&quot;schema&quot;:&quot;https://github.com/citation-style-language/schema/raw/master/csl-citation.json&quot;} RNDze6LJUNDNq"/>. Frameworks of too abstract a nature risk missing the contextual nature of the learning at work.</text:p>
      <text:h text:style-name="Heading_20_3" text:outline-level="3"><text:bookmark-start text:name="concrete-frameworks-for-pbl"/><text:soft-page-break/>Concrete frameworks for PBL<text:bookmark-end text:name="concrete-frameworks-for-pbl"/></text:h>
      <text:p text:style-name="First_20_paragraph">To address this issue, it is of value to explore pedagogical frameworks which scaffold support the learner experience of creating projects in a way which is more directly related to the product or experiences they are creating.</text:p>
      <text:h text:style-name="Heading_20_4" text:outline-level="4"><text:bookmark-start text:name="case-study---campaign-fair"/>Case Study - Campaign Fair<text:bookmark-end text:name="case-study---campaign-fair"/></text:h>
      <text:p text:style-name="First_20_paragraph">One example of this the the use of a framework to support the create of a campaign created as part of the EdLab Make it Count campaigns stall in partnership with Manchester Met Student Union. INSERT CASE STUDY HERE</text:p>
      <text:h text:style-name="Heading_20_4" text:outline-level="4"><text:bookmark-start text:name="case-study---using-game-design-patterns-as-a-user-led-framework-for-project-production"/>Case Study - Using Game Design Patterns as a user-led framework for project production<text:bookmark-end text:name="case-study---using-game-design-patterns-as-a-user-led-framework-for-project-production"/></text:h>
      <text:p text:style-name="First_20_paragraph">A summary of Mick’s PhD findings about making games and using a game design patterns as a navigation and relational framework. INSERT CASE STUDY HERE</text:p>
      <text:h text:style-name="Heading_20_4" text:outline-level="4"><text:bookmark-start text:name="potential-hazards-of-over-specific-frameworks"/>Potential hazards of over-specific frameworks<text:bookmark-end text:name="potential-hazards-of-over-specific-frameworks"/></text:h>
      <text:p text:style-name="First_20_paragraph">When engaged in project work. The details of the process of production can be absorbing. So much so that student may miss underlying learning opportunities. Barron et al highlight potential trade-offs between engagement via tinkering with student projects and more directive work to encourage students to undertake “principled understanding” of desired curricular or process related concepts <text:reference-mark-start text:name="ZOTERO_ITEM CSL_CITATION {&quot;citationID&quot;:&quot;xmfyxdwq&quot;,&quot;properties&quot;:{&quot;formattedCitation&quot;:&quot;(Barron et al., 1998:63)&quot;,&quot;plainCitation&quot;:&quot;(Barron et al., 1998:63)&quot;,&quot;noteIndex&quot;:0},&quot;citationItems&quot;:[{&quot;id&quot;:1721,&quot;uris&quot;:[&quot;http://zotero.org/users/1913249/items/4ZRWM3KG&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OHXT8hsrig"/>(Barron et al., 1998:63)<text:reference-mark-end text:name="ZOTERO_ITEM CSL_CITATION {&quot;citationID&quot;:&quot;xmfyxdwq&quot;,&quot;properties&quot;:{&quot;formattedCitation&quot;:&quot;(Barron et al., 1998:63)&quot;,&quot;plainCitation&quot;:&quot;(Barron et al., 1998:63)&quot;,&quot;noteIndex&quot;:0},&quot;citationItems&quot;:[{&quot;id&quot;:1721,&quot;uris&quot;:[&quot;http://zotero.org/users/1913249/items/4ZRWM3KG&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OHXT8hsrig"/>.</text:p>
      <text:h text:style-name="Heading_20_2" text:outline-level="2"><text:bookmark-start text:name="broad-conclusions"/>Broad conclusions<text:bookmark-end text:name="broad-conclusions"/></text:h>
      <text:p text:style-name="First_20_paragraph">SOME NOTES HERE ON conclusions</text:p>
      <text:h text:style-name="Heading_20_3" text:outline-level="3"><text:bookmark-start text:name="mid-level-constructs-frameworks-and-case-studies"/>Mid level constructs, frameworks and case studies<text:bookmark-end text:name="mid-level-constructs-frameworks-and-case-studies"/></text:h>
      <text:p text:style-name="First_20_paragraph">When engaging students in project based work there is a value in identifying key elements and characteristics of the kinds of products, experiences of other project outcomes that</text:p>
      <text:p text:style-name="Text_20_body">There are several existing streams of research which explore this area which are potentially useful to draw upon.</text:p>
      <text:list text:style-name="L1">
        <text:list-item>
          <text:p text:style-name="P2">the use of design heuristics in Human Computer Interface work (HCI) <text:reference-mark-start text:name="ZOTERO_ITEM CSL_CITATION {&quot;citationID&quot;:&quot;kexcdmtz&quot;,&quot;properties&quot;:{&quot;formattedCitation&quot;:&quot;(Dearden and Finlay, 2006; Wania, 2019)&quot;,&quot;plainCitation&quot;:&quot;(Dearden and Finlay, 2006; Wania, 2019)&quot;,&quot;noteIndex&quot;:0},&quot;citationItems&quot;:[{&quot;id&quot;:3075,&quot;uris&quot;:[&quot;http://zotero.org/users/1913249/items/6SGNVNII&quot;,[&quot;http://zotero.org/users/1913249/items/6SGNVNII&quot;]],&quot;itemData&quot;:{&quot;id&quot;:3075,&quot;type&quot;:&quot;article-journal&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quot;:&quot;Human–Computer Interaction&quot;,&quot;DOI&quot;:&quot;10.1207/s15327051hci2101_3&quot;,&quot;ISSN&quot;:&quot;0737-0024, 1532-7051&quot;,&quot;issue&quot;:&quot;1&quot;,&quot;journalAbbreviation&quot;:&quot;Human–Computer Interaction&quot;,&quot;language&quot;:&quot;en&quot;,&quot;page&quot;:&quot;49-102&quot;,&quot;source&quot;:&quot;DOI.org (Crossref)&quot;,&quot;title&quot;:&quot;Pattern Languages in HCI: A Critical Review&quot;,&quot;title-short&quot;:&quot;Pattern Languages in HCI&quot;,&quot;URL&quot;:&quot;https://www.tandfonline.com/doi/full/10.1207/s15327051hci2101_3&quot;,&quot;volume&quot;:&quot;21&quot;,&quot;author&quot;:[{&quot;family&quot;:&quot;Dearden&quot;,&quot;given&quot;:&quot;Andy&quot;},{&quot;family&quot;:&quot;Finlay&quot;,&quot;given&quot;:&quot;Janet&quot;}],&quot;accessed&quot;:{&quot;date-parts&quot;:[[&quot;2020&quot;,3,31]]},&quot;issued&quot;:{&quot;date-parts&quot;:[[&quot;2006&quot;,3]]},&quot;citation-key&quot;:&quot;dearden_pattern_2006&quot;},&quot;prefix&quot;:&quot;&quot;,&quot;suffix&quot;:&quot;&quot;},{&quot;id&quot;:9314,&quot;uris&quot;:[&quot;http://zotero.org/users/1913249/items/9K298239&quot;,[&quot;http://zotero.org/users/1913249/items/9K298239&quot;]],&quot;itemData&quot;:{&quot;id&quot;:9314,&quot;type&quot;:&quot;article-journal&quot;,&quot;abstract&quot;:&quot;In Human Computer Interaction (HCI), interest in design patterns and pattern languages has continued for decades. There are many potential benefits of design patterns and pattern languages described in the literature including reuse of quality solutions, providing a lingua franca, and their application as both design and evaluation tools. However, there is still a lack of empirical evidence in this area. Many of the questions and concerns raised in this area have yet to be addressed. Dearden and Finlay in their 2006 critical review provide an agenda that includes exploring appropriate ways to use pattern languages in education and design. This work explores the use of design patterns in HCI education and the use of design patterns as evaluation tools. The results of this exploration suggest that design patterns may be an effective tool to educate novice designers and design patterns may useful in evaluating designs.&quot;,&quot;language&quot;:&quot;en&quot;,&quot;source&quot;:&quot;Zotero&quot;,&quot;title&quot;:&quot;Exploring Design Patterns as Evaluation Tools in Human Computer Interaction Education&quot;,&quot;author&quot;:[{&quot;family&quot;:&quot;Wania&quot;,&quot;given&quot;:&quot;Christine&quot;}],&quot;issued&quot;:{&quot;date-parts&quot;:[[&quot;2019&quot;]]},&quot;citation-key&quot;:&quot;wania_exploring_2019&quot;},&quot;prefix&quot;:&quot;&quot;,&quot;suffix&quot;:&quot;&quot;}],&quot;schema&quot;:&quot;https://github.com/citation-style-language/schema/raw/master/csl-citation.json&quot;} RND2oGecmlU58"/>(Dearden and Finlay, 2006; Wania, 2019)<text:reference-mark-end text:name="ZOTERO_ITEM CSL_CITATION {&quot;citationID&quot;:&quot;kexcdmtz&quot;,&quot;properties&quot;:{&quot;formattedCitation&quot;:&quot;(Dearden and Finlay, 2006; Wania, 2019)&quot;,&quot;plainCitation&quot;:&quot;(Dearden and Finlay, 2006; Wania, 2019)&quot;,&quot;noteIndex&quot;:0},&quot;citationItems&quot;:[{&quot;id&quot;:3075,&quot;uris&quot;:[&quot;http://zotero.org/users/1913249/items/6SGNVNII&quot;,[&quot;http://zotero.org/users/1913249/items/6SGNVNII&quot;]],&quot;itemData&quot;:{&quot;id&quot;:3075,&quot;type&quot;:&quot;article-journal&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quot;:&quot;Human–Computer Interaction&quot;,&quot;DOI&quot;:&quot;10.1207/s15327051hci2101_3&quot;,&quot;ISSN&quot;:&quot;0737-0024, 1532-7051&quot;,&quot;issue&quot;:&quot;1&quot;,&quot;journalAbbreviation&quot;:&quot;Human–Computer Interaction&quot;,&quot;language&quot;:&quot;en&quot;,&quot;page&quot;:&quot;49-102&quot;,&quot;source&quot;:&quot;DOI.org (Crossref)&quot;,&quot;title&quot;:&quot;Pattern Languages in HCI: A Critical Review&quot;,&quot;title-short&quot;:&quot;Pattern Languages in HCI&quot;,&quot;URL&quot;:&quot;https://www.tandfonline.com/doi/full/10.1207/s15327051hci2101_3&quot;,&quot;volume&quot;:&quot;21&quot;,&quot;author&quot;:[{&quot;family&quot;:&quot;Dearden&quot;,&quot;given&quot;:&quot;Andy&quot;},{&quot;family&quot;:&quot;Finlay&quot;,&quot;given&quot;:&quot;Janet&quot;}],&quot;accessed&quot;:{&quot;date-parts&quot;:[[&quot;2020&quot;,3,31]]},&quot;issued&quot;:{&quot;date-parts&quot;:[[&quot;2006&quot;,3]]},&quot;citation-key&quot;:&quot;dearden_pattern_2006&quot;},&quot;prefix&quot;:&quot;&quot;,&quot;suffix&quot;:&quot;&quot;},{&quot;id&quot;:9314,&quot;uris&quot;:[&quot;http://zotero.org/users/1913249/items/9K298239&quot;,[&quot;http://zotero.org/users/1913249/items/9K298239&quot;]],&quot;itemData&quot;:{&quot;id&quot;:9314,&quot;type&quot;:&quot;article-journal&quot;,&quot;abstract&quot;:&quot;In Human Computer Interaction (HCI), interest in design patterns and pattern languages has continued for decades. There are many potential benefits of design patterns and pattern languages described in the literature including reuse of quality solutions, providing a lingua franca, and their application as both design and evaluation tools. However, there is still a lack of empirical evidence in this area. Many of the questions and concerns raised in this area have yet to be addressed. Dearden and Finlay in their 2006 critical review provide an agenda that includes exploring appropriate ways to use pattern languages in education and design. This work explores the use of design patterns in HCI education and the use of design patterns as evaluation tools. The results of this exploration suggest that design patterns may be an effective tool to educate novice designers and design patterns may useful in evaluating designs.&quot;,&quot;language&quot;:&quot;en&quot;,&quot;source&quot;:&quot;Zotero&quot;,&quot;title&quot;:&quot;Exploring Design Patterns as Evaluation Tools in Human Computer Interaction Education&quot;,&quot;author&quot;:[{&quot;family&quot;:&quot;Wania&quot;,&quot;given&quot;:&quot;Christine&quot;}],&quot;issued&quot;:{&quot;date-parts&quot;:[[&quot;2019&quot;]]},&quot;citation-key&quot;:&quot;wania_exploring_2019&quot;},&quot;prefix&quot;:&quot;&quot;,&quot;suffix&quot;:&quot;&quot;}],&quot;schema&quot;:&quot;https://github.com/citation-style-language/schema/raw/master/csl-citation.json&quot;} RND2oGecmlU58"/></text:p>
        </text:list-item>
        <text:list-item>
          <text:p text:style-name="P2">the use of design patterns in computing education (Mick’s work)</text:p>
        </text:list-item>
        <text:list-item>
          <text:p text:style-name="P2">pattern based pedagogies in the design of learning management systems (LMS) and similar online systems<text:reference-mark-start text:name="ZOTERO_ITEM CSL_CITATION {&quot;citationID&quot;:&quot;tduetbyb&quot;,&quot;properties&quot;:{&quot;formattedCitation&quot;:&quot;(Kali, 2006; Mor and Warburton, 2014)&quot;,&quot;plainCitation&quot;:&quot;(Kali, 2006; Mor and Warburton, 2014)&quot;,&quot;noteIndex&quot;:0},&quot;citationItems&quot;:[{&quot;id&quot;:9270,&quot;uris&quot;:[&quot;http://zotero.org/users/1913249/items/I4Q39T5P&quot;,[&quot;http://zotero.org/users/1913249/items/I4Q39T5P&quot;]],&quot;itemData&quot;:{&quot;id&quot;:9270,&quot;type&quot;:&quot;paper-conference&quot;,&quot;abstract&quot;:&quot;http://www.networkedlearningconference.org.uk/abstracts/gros_symposium.htm\n\nIn order to promote pedagogically informed use of technology, educators need to develop an active, inquisitive, design-oriented mind-set. Design Patterns have been demonstrated as powerful mediators of theory-praxis conversations yet widespread adoption by the practitioner community remains a challenge (Goodyear et al., 2004). Over several years, the authors and their colleagues have facilitated many workshops in which participants shared experiences, captured these as design narratives, extracting design patterns, and applied them to novel teaching challenges represented as design scenarios. This paper analysis the value of design narratives, patterns and scenarios in scaffolding co-design processes in light of previous work in this area.&quot;,&quot;source&quot;:&quot;ResearchGate&quot;,&quot;title&quot;:&quot;Assessing the value of design narratives, patterns and scenarios in scaffolding co-design processes in the domain of technology enhanced learning&quot;,&quot;author&quot;:[{&quot;family&quot;:&quot;Mor&quot;,&quot;given&quot;:&quot;Yishay&quot;},{&quot;family&quot;:&quot;Warburton&quot;,&quot;given&quot;:&quot;Steven&quot;}],&quot;issued&quot;:{&quot;date-parts&quot;:[[&quot;2014&quot;,4,7]]},&quot;citation-key&quot;:&quot;mor_assessing_2014&quot;},&quot;prefix&quot;:&quot;&quot;,&quot;suffix&quot;:&quot;&quot;},{&quot;id&quot;:9273,&quot;uris&quot;:[&quot;http://zotero.org/users/1913249/items/7F84AM6V&quot;,[&quot;http://zotero.org/users/1913249/items/7F84AM6V&quot;]],&quot;itemData&quot;:{&quot;id&quot;:9273,&quot;type&quot;:&quot;article-journal&quot;,&quot;abstract&quot;:&quot;In this study we describe a mechanism for supporting a community of learning scientists who are exploring educational technologies by helping them to share and collaboratively build design knowledge. The Design Principles Database (DPD) is intended to be built and used by this community to provide an infrastructure for participants to publish, connect, discuss and review design ideas, and to use these ideas to create new designs. The potential of the DPD to serve as a collaborative knowledge-building endeavor is illustrated by analysis of a CSCL study focused on peer-evaluation. The analysis demonstrates how the DPD was used by the researchers of the peer-evaluation study in three phases. In the first phase, design principles were articulated based on a literature review and contributed to the DPD. In the second phase, a peer-evaluation activity was designed based on these principles, and was enacted and revised in a three-iteration study. In the third phase, lessons learned through these iterations were fed back to the DPD. The analysis indicates that such processes can contribute to collaborative development of design knowledge in a community of the learning sciences. Readers of ijCSCL are invited to take part in this endeavor and share their design knowledge with the community.&quot;,&quot;container-title&quot;:&quot;International Journal of Computer-Supported Collaborative Learning&quot;,&quot;DOI&quot;:&quot;10.1007/s11412-006-8993-x&quot;,&quot;ISSN&quot;:&quot;1556-1615&quot;,&quot;issue&quot;:&quot;2&quot;,&quot;journalAbbreviation&quot;:&quot;Computer Supported Learning&quot;,&quot;language&quot;:&quot;en&quot;,&quot;page&quot;:&quot;187-201&quot;,&quot;source&quot;:&quot;Springer Link&quot;,&quot;title&quot;:&quot;Collaborative knowledge building using the Design Principles Database&quot;,&quot;URL&quot;:&quot;https://doi.org/10.1007/s11412-006-8993-x&quot;,&quot;volume&quot;:&quot;1&quot;,&quot;author&quot;:[{&quot;family&quot;:&quot;Kali&quot;,&quot;given&quot;:&quot;Yael&quot;}],&quot;accessed&quot;:{&quot;date-parts&quot;:[[&quot;2024&quot;,2,27]]},&quot;issued&quot;:{&quot;date-parts&quot;:[[&quot;2006&quot;,6,1]]},&quot;citation-key&quot;:&quot;kali_collaborative_2006&quot;},&quot;prefix&quot;:&quot;&quot;,&quot;suffix&quot;:&quot;&quot;}],&quot;schema&quot;:&quot;https://github.com/citation-style-language/schema/raw/master/csl-citation.json&quot;} RNDaCiMf79qXP"/>(Kali, 2006; Mor and Warburton, 2014)<text:reference-mark-end text:name="ZOTERO_ITEM CSL_CITATION {&quot;citationID&quot;:&quot;tduetbyb&quot;,&quot;properties&quot;:{&quot;formattedCitation&quot;:&quot;(Kali, 2006; Mor and Warburton, 2014)&quot;,&quot;plainCitation&quot;:&quot;(Kali, 2006; Mor and Warburton, 2014)&quot;,&quot;noteIndex&quot;:0},&quot;citationItems&quot;:[{&quot;id&quot;:9270,&quot;uris&quot;:[&quot;http://zotero.org/users/1913249/items/I4Q39T5P&quot;,[&quot;http://zotero.org/users/1913249/items/I4Q39T5P&quot;]],&quot;itemData&quot;:{&quot;id&quot;:9270,&quot;type&quot;:&quot;paper-conference&quot;,&quot;abstract&quot;:&quot;http://www.networkedlearningconference.org.uk/abstracts/gros_symposium.htm\n\nIn order to promote pedagogically informed use of technology, educators need to develop an active, inquisitive, design-oriented mind-set. Design Patterns have been demonstrated as powerful mediators of theory-praxis conversations yet widespread adoption by the practitioner community remains a challenge (Goodyear et al., 2004). Over several years, the authors and their colleagues have facilitated many workshops in which participants shared experiences, captured these as design narratives, extracting design patterns, and applied them to novel teaching challenges represented as design scenarios. This paper analysis the value of design narratives, patterns and scenarios in scaffolding co-design processes in light of previous work in this area.&quot;,&quot;source&quot;:&quot;ResearchGate&quot;,&quot;title&quot;:&quot;Assessing the value of design narratives, patterns and scenarios in scaffolding co-design processes in the domain of technology enhanced learning&quot;,&quot;author&quot;:[{&quot;family&quot;:&quot;Mor&quot;,&quot;given&quot;:&quot;Yishay&quot;},{&quot;family&quot;:&quot;Warburton&quot;,&quot;given&quot;:&quot;Steven&quot;}],&quot;issued&quot;:{&quot;date-parts&quot;:[[&quot;2014&quot;,4,7]]},&quot;citation-key&quot;:&quot;mor_assessing_2014&quot;},&quot;prefix&quot;:&quot;&quot;,&quot;suffix&quot;:&quot;&quot;},{&quot;id&quot;:9273,&quot;uris&quot;:[&quot;http://zotero.org/users/1913249/items/7F84AM6V&quot;,[&quot;http://zotero.org/users/1913249/items/7F84AM6V&quot;]],&quot;itemData&quot;:{&quot;id&quot;:9273,&quot;type&quot;:&quot;article-journal&quot;,&quot;abstract&quot;:&quot;In this study we describe a mechanism for supporting a community of learning scientists who are exploring educational technologies by helping them to share and collaboratively build design knowledge. The Design Principles Database (DPD) is intended to be built and used by this community to provide an infrastructure for participants to publish, connect, discuss and review design ideas, and to use these ideas to create new designs. The potential of the DPD to serve as a collaborative knowledge-building endeavor is illustrated by analysis of a CSCL study focused on peer-evaluation. The analysis demonstrates how the DPD was used by the researchers of the peer-evaluation study in three phases. In the first phase, design principles were articulated based on a literature review and contributed to the DPD. In the second phase, a peer-evaluation activity was designed based on these principles, and was enacted and revised in a three-iteration study. In the third phase, lessons learned through these iterations were fed back to the DPD. The analysis indicates that such processes can contribute to collaborative development of design knowledge in a community of the learning sciences. Readers of ijCSCL are invited to take part in this endeavor and share their design knowledge with the community.&quot;,&quot;container-title&quot;:&quot;International Journal of Computer-Supported Collaborative Learning&quot;,&quot;DOI&quot;:&quot;10.1007/s11412-006-8993-x&quot;,&quot;ISSN&quot;:&quot;1556-1615&quot;,&quot;issue&quot;:&quot;2&quot;,&quot;journalAbbreviation&quot;:&quot;Computer Supported Learning&quot;,&quot;language&quot;:&quot;en&quot;,&quot;page&quot;:&quot;187-201&quot;,&quot;source&quot;:&quot;Springer Link&quot;,&quot;title&quot;:&quot;Collaborative knowledge building using the Design Principles Database&quot;,&quot;URL&quot;:&quot;https://doi.org/10.1007/s11412-006-8993-x&quot;,&quot;volume&quot;:&quot;1&quot;,&quot;author&quot;:[{&quot;family&quot;:&quot;Kali&quot;,&quot;given&quot;:&quot;Yael&quot;}],&quot;accessed&quot;:{&quot;date-parts&quot;:[[&quot;2024&quot;,2,27]]},&quot;issued&quot;:{&quot;date-parts&quot;:[[&quot;2006&quot;,6,1]]},&quot;citation-key&quot;:&quot;kali_collaborative_2006&quot;},&quot;prefix&quot;:&quot;&quot;,&quot;suffix&quot;:&quot;&quot;}],&quot;schema&quot;:&quot;https://github.com/citation-style-language/schema/raw/master/csl-citation.json&quot;} RNDaCiMf79qXP"/>.</text:p>
        </text:list-item>
      </text:list>
      <text:p text:style-name="First_20_paragraph">Design patterns have been explored as a form of scaffolding <text:reference-mark-start text:name="ZOTERO_ITEM CSL_CITATION {&quot;citationID&quot;:&quot;dncbflvo&quot;,&quot;properties&quot;:{&quot;formattedCitation&quot;:&quot;(Ertmer and Glazewski, 2019)&quot;,&quot;plainCitation&quot;:&quot;(Ertmer and Glazewski, 2019)&quot;,&quot;noteIndex&quot;:0},&quot;citationItems&quot;:[{&quot;id&quot;:9268,&quot;uris&quot;:[&quot;http://zotero.org/users/1913249/items/9FH9XTKK&quot;,[&quot;http://zotero.org/users/1913249/items/9FH9XTKK&quot;]],&quot;itemData&quot;:{&quot;id&quot;:9268,&quot;type&quot;:&quot;chapter&quot;,&quot;abstract&quot;:&quot;This chapter reviews how scaffolding has been conceptualized and used in problem-based learning (PBL) environments since first introduced by Howard Barrows in the early 1970s. We discuss the two primary functions scaffolding serves: to guide or support students through the complexity of a task (i.e., structuring the task) and to help students focus on the most relevant aspects of the task (i.e., problematizing). We also discuss two major types of scaffolds: hard (pre-designed instructional materials or artifacts) and soft (dynamic, teacher-provided). We then describe the evolution of scaffolding models – from the use of human tutors to distributed and blended models, that incorporate both humans and non-human artifacts and/or agents. We end with recommendations for specific design considerations, noting the critical need to anticipate both hard and soft scaffolding needs prior to lesson implementation.&quot;,&quot;container-title&quot;:&quot;The Wiley Handbook of Problem-Based Learning&quot;,&quot;ISBN&quot;:&quot;978-1-119-17324-3&quot;,&quot;language&quot;:&quot;en&quot;,&quot;license&quot;:&quot;© 2019 John Wiley &amp; Sons, Inc.&quot;,&quot;note&quot;:&quot;section: 14\n_eprint: https://onlinelibrary.wiley.com/doi/pdf/10.1002/9781119173243.ch14\nDOI: 10.1002/9781119173243.ch14&quot;,&quot;page&quot;:&quot;321-342&quot;,&quot;publisher&quot;:&quot;John Wiley &amp; Sons, Ltd&quot;,&quot;source&quot;:&quot;Wiley Online Library&quot;,&quot;title&quot;:&quot;Scaffolding in PBL Environments&quot;,&quot;URL&quot;:&quot;https://onlinelibrary.wiley.com/doi/abs/10.1002/9781119173243.ch14&quot;,&quot;author&quot;:[{&quot;family&quot;:&quot;Ertmer&quot;,&quot;given&quot;:&quot;Peggy A.&quot;},{&quot;family&quot;:&quot;Glazewski&quot;,&quot;given&quot;:&quot;Krista D.&quot;}],&quot;accessed&quot;:{&quot;date-parts&quot;:[[&quot;2024&quot;,2,27]]},&quot;issued&quot;:{&quot;date-parts&quot;:[[&quot;2019&quot;]]},&quot;citation-key&quot;:&quot;ertmer_scaffolding_2019&quot;},&quot;prefix&quot;:&quot;&quot;,&quot;suffix&quot;:&quot;&quot;}],&quot;schema&quot;:&quot;https://github.com/citation-style-language/schema/raw/master/csl-citation.json&quot;} RNDLxURURmH0L"/>(Ertmer and Glazewski, 2019)<text:reference-mark-end text:name="ZOTERO_ITEM CSL_CITATION {&quot;citationID&quot;:&quot;dncbflvo&quot;,&quot;properties&quot;:{&quot;formattedCitation&quot;:&quot;(Ertmer and Glazewski, 2019)&quot;,&quot;plainCitation&quot;:&quot;(Ertmer and Glazewski, 2019)&quot;,&quot;noteIndex&quot;:0},&quot;citationItems&quot;:[{&quot;id&quot;:9268,&quot;uris&quot;:[&quot;http://zotero.org/users/1913249/items/9FH9XTKK&quot;,[&quot;http://zotero.org/users/1913249/items/9FH9XTKK&quot;]],&quot;itemData&quot;:{&quot;id&quot;:9268,&quot;type&quot;:&quot;chapter&quot;,&quot;abstract&quot;:&quot;This chapter reviews how scaffolding has been conceptualized and used in problem-based learning (PBL) environments since first introduced by Howard Barrows in the early 1970s. We discuss the two primary functions scaffolding serves: to guide or support students through the complexity of a task (i.e., structuring the task) and to help students focus on the most relevant aspects of the task (i.e., problematizing). We also discuss two major types of scaffolds: hard (pre-designed instructional materials or artifacts) and soft (dynamic, teacher-provided). We then describe the evolution of scaffolding models – from the use of human tutors to distributed and blended models, that incorporate both humans and non-human artifacts and/or agents. We end with recommendations for specific design considerations, noting the critical need to anticipate both hard and soft scaffolding needs prior to lesson implementation.&quot;,&quot;container-title&quot;:&quot;The Wiley Handbook of Problem-Based Learning&quot;,&quot;ISBN&quot;:&quot;978-1-119-17324-3&quot;,&quot;language&quot;:&quot;en&quot;,&quot;license&quot;:&quot;© 2019 John Wiley &amp; Sons, Inc.&quot;,&quot;note&quot;:&quot;section: 14\n_eprint: https://onlinelibrary.wiley.com/doi/pdf/10.1002/9781119173243.ch14\nDOI: 10.1002/9781119173243.ch14&quot;,&quot;page&quot;:&quot;321-342&quot;,&quot;publisher&quot;:&quot;John Wiley &amp; Sons, Ltd&quot;,&quot;source&quot;:&quot;Wiley Online Library&quot;,&quot;title&quot;:&quot;Scaffolding in PBL Environments&quot;,&quot;URL&quot;:&quot;https://onlinelibrary.wiley.com/doi/abs/10.1002/9781119173243.ch14&quot;,&quot;author&quot;:[{&quot;family&quot;:&quot;Ertmer&quot;,&quot;given&quot;:&quot;Peggy A.&quot;},{&quot;family&quot;:&quot;Glazewski&quot;,&quot;given&quot;:&quot;Krista D.&quot;}],&quot;accessed&quot;:{&quot;date-parts&quot;:[[&quot;2024&quot;,2,27]]},&quot;issued&quot;:{&quot;date-parts&quot;:[[&quot;2019&quot;]]},&quot;citation-key&quot;:&quot;ertmer_scaffolding_2019&quot;},&quot;prefix&quot;:&quot;&quot;,&quot;suffix&quot;:&quot;&quot;}],&quot;schema&quot;:&quot;https://github.com/citation-style-language/schema/raw/master/csl-citation.json&quot;} RNDLxURURmH0L"/> for project based learning experiences. Research on design online experiences shows value in <text:soft-page-break/>interrelated scenarios, features and underlying patterns and principles <text:reference-mark-start text:name="ZOTERO_ITEM CSL_CITATION {&quot;citationID&quot;:&quot;baxpeekx&quot;,&quot;properties&quot;:{&quot;formattedCitation&quot;:&quot;(Kali, 2006; Mor and Warburton, 2014)&quot;,&quot;plainCitation&quot;:&quot;(Kali, 2006; Mor and Warburton, 2014)&quot;,&quot;noteIndex&quot;:0},&quot;citationItems&quot;:[{&quot;id&quot;:9270,&quot;uris&quot;:[&quot;http://zotero.org/users/1913249/items/I4Q39T5P&quot;,[&quot;http://zotero.org/users/1913249/items/I4Q39T5P&quot;]],&quot;itemData&quot;:{&quot;id&quot;:9270,&quot;type&quot;:&quot;paper-conference&quot;,&quot;abstract&quot;:&quot;http://www.networkedlearningconference.org.uk/abstracts/gros_symposium.htm\n\nIn order to promote pedagogically informed use of technology, educators need to develop an active, inquisitive, design-oriented mind-set. Design Patterns have been demonstrated as powerful mediators of theory-praxis conversations yet widespread adoption by the practitioner community remains a challenge (Goodyear et al., 2004). Over several years, the authors and their colleagues have facilitated many workshops in which participants shared experiences, captured these as design narratives, extracting design patterns, and applied them to novel teaching challenges represented as design scenarios. This paper analysis the value of design narratives, patterns and scenarios in scaffolding co-design processes in light of previous work in this area.&quot;,&quot;source&quot;:&quot;ResearchGate&quot;,&quot;title&quot;:&quot;Assessing the value of design narratives, patterns and scenarios in scaffolding co-design processes in the domain of technology enhanced learning&quot;,&quot;author&quot;:[{&quot;family&quot;:&quot;Mor&quot;,&quot;given&quot;:&quot;Yishay&quot;},{&quot;family&quot;:&quot;Warburton&quot;,&quot;given&quot;:&quot;Steven&quot;}],&quot;issued&quot;:{&quot;date-parts&quot;:[[&quot;2014&quot;,4,7]]},&quot;citation-key&quot;:&quot;mor_assessing_2014&quot;},&quot;prefix&quot;:&quot;&quot;,&quot;suffix&quot;:&quot;&quot;},{&quot;id&quot;:9273,&quot;uris&quot;:[&quot;http://zotero.org/users/1913249/items/7F84AM6V&quot;,[&quot;http://zotero.org/users/1913249/items/7F84AM6V&quot;]],&quot;itemData&quot;:{&quot;id&quot;:9273,&quot;type&quot;:&quot;article-journal&quot;,&quot;abstract&quot;:&quot;In this study we describe a mechanism for supporting a community of learning scientists who are exploring educational technologies by helping them to share and collaboratively build design knowledge. The Design Principles Database (DPD) is intended to be built and used by this community to provide an infrastructure for participants to publish, connect, discuss and review design ideas, and to use these ideas to create new designs. The potential of the DPD to serve as a collaborative knowledge-building endeavor is illustrated by analysis of a CSCL study focused on peer-evaluation. The analysis demonstrates how the DPD was used by the researchers of the peer-evaluation study in three phases. In the first phase, design principles were articulated based on a literature review and contributed to the DPD. In the second phase, a peer-evaluation activity was designed based on these principles, and was enacted and revised in a three-iteration study. In the third phase, lessons learned through these iterations were fed back to the DPD. The analysis indicates that such processes can contribute to collaborative development of design knowledge in a community of the learning sciences. Readers of ijCSCL are invited to take part in this endeavor and share their design knowledge with the community.&quot;,&quot;container-title&quot;:&quot;International Journal of Computer-Supported Collaborative Learning&quot;,&quot;DOI&quot;:&quot;10.1007/s11412-006-8993-x&quot;,&quot;ISSN&quot;:&quot;1556-1615&quot;,&quot;issue&quot;:&quot;2&quot;,&quot;journalAbbreviation&quot;:&quot;Computer Supported Learning&quot;,&quot;language&quot;:&quot;en&quot;,&quot;page&quot;:&quot;187-201&quot;,&quot;source&quot;:&quot;Springer Link&quot;,&quot;title&quot;:&quot;Collaborative knowledge building using the Design Principles Database&quot;,&quot;URL&quot;:&quot;https://doi.org/10.1007/s11412-006-8993-x&quot;,&quot;volume&quot;:&quot;1&quot;,&quot;author&quot;:[{&quot;family&quot;:&quot;Kali&quot;,&quot;given&quot;:&quot;Yael&quot;}],&quot;accessed&quot;:{&quot;date-parts&quot;:[[&quot;2024&quot;,2,27]]},&quot;issued&quot;:{&quot;date-parts&quot;:[[&quot;2006&quot;,6,1]]},&quot;citation-key&quot;:&quot;kali_collaborative_2006&quot;},&quot;prefix&quot;:&quot;&quot;,&quot;suffix&quot;:&quot;&quot;}],&quot;schema&quot;:&quot;https://github.com/citation-style-language/schema/raw/master/csl-citation.json&quot;} RNDDZzFiVpsrX"/>(Kali, 2006; Mor and Warburton, 2014)<text:reference-mark-end text:name="ZOTERO_ITEM CSL_CITATION {&quot;citationID&quot;:&quot;baxpeekx&quot;,&quot;properties&quot;:{&quot;formattedCitation&quot;:&quot;(Kali, 2006; Mor and Warburton, 2014)&quot;,&quot;plainCitation&quot;:&quot;(Kali, 2006; Mor and Warburton, 2014)&quot;,&quot;noteIndex&quot;:0},&quot;citationItems&quot;:[{&quot;id&quot;:9270,&quot;uris&quot;:[&quot;http://zotero.org/users/1913249/items/I4Q39T5P&quot;,[&quot;http://zotero.org/users/1913249/items/I4Q39T5P&quot;]],&quot;itemData&quot;:{&quot;id&quot;:9270,&quot;type&quot;:&quot;paper-conference&quot;,&quot;abstract&quot;:&quot;http://www.networkedlearningconference.org.uk/abstracts/gros_symposium.htm\n\nIn order to promote pedagogically informed use of technology, educators need to develop an active, inquisitive, design-oriented mind-set. Design Patterns have been demonstrated as powerful mediators of theory-praxis conversations yet widespread adoption by the practitioner community remains a challenge (Goodyear et al., 2004). Over several years, the authors and their colleagues have facilitated many workshops in which participants shared experiences, captured these as design narratives, extracting design patterns, and applied them to novel teaching challenges represented as design scenarios. This paper analysis the value of design narratives, patterns and scenarios in scaffolding co-design processes in light of previous work in this area.&quot;,&quot;source&quot;:&quot;ResearchGate&quot;,&quot;title&quot;:&quot;Assessing the value of design narratives, patterns and scenarios in scaffolding co-design processes in the domain of technology enhanced learning&quot;,&quot;author&quot;:[{&quot;family&quot;:&quot;Mor&quot;,&quot;given&quot;:&quot;Yishay&quot;},{&quot;family&quot;:&quot;Warburton&quot;,&quot;given&quot;:&quot;Steven&quot;}],&quot;issued&quot;:{&quot;date-parts&quot;:[[&quot;2014&quot;,4,7]]},&quot;citation-key&quot;:&quot;mor_assessing_2014&quot;},&quot;prefix&quot;:&quot;&quot;,&quot;suffix&quot;:&quot;&quot;},{&quot;id&quot;:9273,&quot;uris&quot;:[&quot;http://zotero.org/users/1913249/items/7F84AM6V&quot;,[&quot;http://zotero.org/users/1913249/items/7F84AM6V&quot;]],&quot;itemData&quot;:{&quot;id&quot;:9273,&quot;type&quot;:&quot;article-journal&quot;,&quot;abstract&quot;:&quot;In this study we describe a mechanism for supporting a community of learning scientists who are exploring educational technologies by helping them to share and collaboratively build design knowledge. The Design Principles Database (DPD) is intended to be built and used by this community to provide an infrastructure for participants to publish, connect, discuss and review design ideas, and to use these ideas to create new designs. The potential of the DPD to serve as a collaborative knowledge-building endeavor is illustrated by analysis of a CSCL study focused on peer-evaluation. The analysis demonstrates how the DPD was used by the researchers of the peer-evaluation study in three phases. In the first phase, design principles were articulated based on a literature review and contributed to the DPD. In the second phase, a peer-evaluation activity was designed based on these principles, and was enacted and revised in a three-iteration study. In the third phase, lessons learned through these iterations were fed back to the DPD. The analysis indicates that such processes can contribute to collaborative development of design knowledge in a community of the learning sciences. Readers of ijCSCL are invited to take part in this endeavor and share their design knowledge with the community.&quot;,&quot;container-title&quot;:&quot;International Journal of Computer-Supported Collaborative Learning&quot;,&quot;DOI&quot;:&quot;10.1007/s11412-006-8993-x&quot;,&quot;ISSN&quot;:&quot;1556-1615&quot;,&quot;issue&quot;:&quot;2&quot;,&quot;journalAbbreviation&quot;:&quot;Computer Supported Learning&quot;,&quot;language&quot;:&quot;en&quot;,&quot;page&quot;:&quot;187-201&quot;,&quot;source&quot;:&quot;Springer Link&quot;,&quot;title&quot;:&quot;Collaborative knowledge building using the Design Principles Database&quot;,&quot;URL&quot;:&quot;https://doi.org/10.1007/s11412-006-8993-x&quot;,&quot;volume&quot;:&quot;1&quot;,&quot;author&quot;:[{&quot;family&quot;:&quot;Kali&quot;,&quot;given&quot;:&quot;Yael&quot;}],&quot;accessed&quot;:{&quot;date-parts&quot;:[[&quot;2024&quot;,2,27]]},&quot;issued&quot;:{&quot;date-parts&quot;:[[&quot;2006&quot;,6,1]]},&quot;citation-key&quot;:&quot;kali_collaborative_2006&quot;},&quot;prefix&quot;:&quot;&quot;,&quot;suffix&quot;:&quot;&quot;}],&quot;schema&quot;:&quot;https://github.com/citation-style-language/schema/raw/master/csl-citation.json&quot;} RNDDZzFiVpsrX"/>.</text:p>
      <text:p text:style-name="Text_20_body">In computing eduction pattern based instruction has benefits of making complex problems more modular and concrete <text:reference-mark-start text:name="ZOTERO_ITEM CSL_CITATION {&quot;citationID&quot;:&quot;zpwtqatv&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http://zotero.org/users/1913249/items/6FFQNNUX&quot;]],&quot;itemData&quot;:{&quot;id&quot;:9286,&quot;type&quot;:&quot;article-journal&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ranzSgYKOL"/>(Muller et al., 2004; Waite and Sentance, 2021)<text:reference-mark-end text:name="ZOTERO_ITEM CSL_CITATION {&quot;citationID&quot;:&quot;zpwtqatv&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http://zotero.org/users/1913249/items/6FFQNNUX&quot;]],&quot;itemData&quot;:{&quot;id&quot;:9286,&quot;type&quot;:&quot;article-journal&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ranzSgYKOL"/>.</text:p>
      <text:p text:style-name="Text_20_body">Introduce the idea and examples of Case Studies of more specific frameworks that are more tied to the nature of the project itself - or the domain knowledge being explored (either to curricular concepts or specific design practices)</text:p>
      <text:p text:style-name="Text_20_body"/>
      <text:section text:style-name="Sect1" text:name="ZOTERO_BIBL {&quot;uncited&quot;:[],&quot;omitted&quot;:[],&quot;custom&quot;:[]} CSL_BIBLIOGRAPHY RNDC7ioLDYPIn">
        <text:p text:style-name="Bibliography_20_1">Barron, B. J. S., Schwartz, D. L., Vye, N. J., Moore, A., Petrosino, A., Zech, L. and Bransford, J. D. (1998) ‘Doing With Understanding: Lessons From Research on Problem- and Project-Based Learning.’ <text:span text:style-name="T7">Journal of the Learning Sciences</text:span>, 7(3–4) pp. 271–311.</text:p>
        <text:p text:style-name="Bibliography_20_1">Brown, T. and others (2008) ‘Design thinking.’ <text:span text:style-name="T7">Harvard business review</text:span>, 86(6) p. 84.</text:p>
        <text:p text:style-name="Bibliography_20_1">Dearden, A. and Finlay, J. (2006) ‘Pattern Languages in HCI: A Critical Review.’ <text:span text:style-name="T7">Human–Computer Interaction</text:span>, 21(1) pp. 49–102.</text:p>
        <text:p text:style-name="Bibliography_20_1">Ertmer, P. A. and Glazewski, K. D. (2019) ‘Scaffolding in PBL Environments.’ <text:span text:style-name="T7">In</text:span> <text:span text:style-name="T7">The Wiley Handbook of Problem-Based Learning</text:span>. John Wiley &amp; Sons, Ltd. 14, pp. 321–342.</text:p>
        <text:p text:style-name="Bibliography_20_1">Gibbs, G. and Unit, G. B. F. E. (1988) <text:span text:style-name="T7">Learning by Doing: A Guide to Teaching and Learning Methods</text:span>. FEU.</text:p>
        <text:p text:style-name="Bibliography_20_1">Kali, Y. (2006) ‘Collaborative knowledge building using the Design Principles Database.’ <text:span text:style-name="T7">International Journal of Computer-Supported Collaborative Learning</text:span>, 1(2) pp. 187–201.</text:p>
        <text:p text:style-name="Bibliography_20_1">Lave, J. and Wenger, E. (1991) <text:span text:style-name="T7">Situated learning: legitimate peripheral participation</text:span>. Cambridge [England] ; New York: Cambridge University Press (Learning in doing).</text:p>
        <text:p text:style-name="Bibliography_20_1">Luka, I. (2019) ‘Design thinking in pedagogy: Frameworks and uses.’ <text:span text:style-name="T7">European Journal of Education</text:span>, 54(4) pp. 499–512.</text:p>
        <text:p text:style-name="Bibliography_20_1">Mor, Y. and Warburton, S. (2014) ‘Assessing the value of design narratives, patterns and scenarios in scaffolding co-design processes in the domain of technology enhanced learning.’ <text:span text:style-name="T7">In</text:span>.</text:p>
        <text:p text:style-name="Bibliography_20_1">Muller, O., Haberman, B. and Averbuch, H. (2004) ‘(An almost) pedagogical pattern for pattern-based problem-solving instruction.’ <text:span text:style-name="T7">ACM SIGCSE Bulletin</text:span>, 36(3) pp. 102–106.</text:p>
        <text:p text:style-name="Bibliography_20_1">Newman, D., Griffin, P. and Cole, M. (1989) <text:span text:style-name="T7">The construction zone: working for cognitive change in school</text:span>. Cambridge [England] ; New York: Cambridge University Press (Learning in doing : social, cognitive, and computational perspectives).</text:p>
        <text:p text:style-name="Bibliography_20_1">Schön, D. A. (2017) <text:span text:style-name="T7">The Reflective Practitioner: How Professionals Think in Action</text:span>. London: Routledge.</text:p>
        <text:p text:style-name="Bibliography_20_1"><text:soft-page-break/>Waite, J. and Sentance, S. (2021) ‘Teaching programming in schools: A review of approaches and strategies.’</text:p>
        <text:p text:style-name="Bibliography_20_1">Wania, C. (2019) ‘Exploring Design Patterns as Evaluation Tools in Human Computer Interaction Education.’</text:p>
        <text:p text:style-name="Bibliography_20_1">Wenger, E. (2008) <text:span text:style-name="T7">Communities of practice: learning, meaning, and identity</text:span>. 16th pr, Cambridge: Cambridge Univ. Press (Learning in doing : social, cognitive, and computational perspectives).</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Concrete frameworks to support PBL</dc:title>
    <dc:description/>
    <dc:subject/>
    <meta:keyword/>
    <meta:initial-creator/>
    <dc:creator>Mick Chesterman</dc:creator>
    <meta:creation-date>2024-02-27T15:31:27Z</meta:creation-date>
    <dc:date>2024-02-27T15:32:01.363249342</dc:date>
    <meta:editing-duration>PT24S</meta:editing-duration>
    <meta:editing-cycles>1</meta:editing-cycles>
    <meta:document-statistic meta:table-count="0" meta:image-count="0" meta:object-count="0" meta:page-count="4" meta:paragraph-count="48" meta:word-count="981" meta:character-count="6466" meta:non-whitespace-character-count="5543"/>
    <meta:user-defined meta:name="ZOTERO_PREF_1">&lt;data data-version="3" zotero-version="6.0.30"&gt;&lt;session id="xBdME6Oa"/&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paper</meta:user-defined>
    <meta:user-defined meta:name="layout">post</meta:user-defined>
    <meta:user-defined meta:name="zotero" meta:value-type="string"/>
  </office:meta>
</office:document-meta>
</file>